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ex-8">
      <style:text-properties fo:font-size="6.6pt"/>
    </style:style>
    <style:style style:family="text" style:name="cmex-7x-x-85">
      <style:text-properties fo:font-size="4.9pt"/>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ec-lmssbx-10x-x-120">
      <style:text-properties fo:font-family="sans-serif" fo:font-weight="bold"/>
    </style:style>
    <style:style style:family="text" style:name="ec-lmri-12">
      <style:text-properties fo:font-style="italic"/>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794.96999pt" fo:page-width="614.295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text:table-of-content text:name="toc" text:protected="true" text:style-name="Sect1">
        <text:table-of-content-source text:outline-level="6">
          <text:index-title-template text:style-name="Contents-Heading">Índice general</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Índice general</text:p>
          </text:index-title>
          <text:p text:style-name="P1"><text:span text:style-name="toc-mark">Capítulo 0 </text:span><text:bookmark text:name="QQ2-1-1"/>Agradecimientos</text:p>
          <text:p text:style-name="P1"><text:span text:style-name="toc-mark">Capítulo 0 </text:span><text:bookmark text:name="QQ2-1-2"/>Presentación</text:p>
          <text:p text:style-name="P1"><text:span text:style-name="toc-mark">Capítulo 0
</text:span><text:bookmark text:name="QQ2-1-3"/>Introducción</text:p>
          <text:p text:style-name="P1"><text:span text:style-name="toc-mark">Capítulo 1 </text:span><text:bookmark text:name="QQ2-1-4"/>Fundaciones</text:p>
          <text:p text:style-name="P1"><text:span text:style-name="toc-mark">Capítulo 2 </text:span><text:bookmark text:name="QQ2-1-5"/>Metamorfosis</text:p>
          <text:p text:style-name="P1"><text:span text:style-name="toc-mark">Capítulo 3
</text:span><text:bookmark text:name="QQ2-1-6"/>La victoria, la muerte y la representación</text:p>
          <text:p text:style-name="P1"><text:span text:style-name="toc-mark">Capítulo 4 </text:span><text:bookmark text:name="QQ2-1-7"/>Viajes en el
tiempo</text:p>
          <text:p text:style-name="P1"><text:span text:style-name="toc-mark">Capítulo  </text:span>Índice de siglas</text:p>
          <text:p text:style-name="P1"><text:span text:style-name="toc-mark">Capítulo  </text:span>Glosario de términos</text:p>
          <text:p text:style-name="P1"><text:span text:style-name="toc-mark">Capítulo 
</text:span>Bibliografı´a</text:p>
          <text:p text:style-name="P1"><text:span text:style-name="toc-mark">Capítulo 4 </text:span><text:bookmark text:name="QQ2-1-14"/>Colofón</text:p>
        </text:index-body>
      </text:table-of-content>
      <!--   start of chapter 
  -->
      <text:p text:style-name="clearpage"/>
      <text:h text:outline-level="1" text:style-name="Heading-1"><text:span text:style-name="chapter"> </text:span><text:line-break/><text:span text:style-name="texttt"/><text:bookmark text:name="x1-10000"/>Agradecimientos</text:h>
      <!--   l. 168 
  -->
      <text:p text:style-name="Text-body">Este libro comenzó a ser escrito en el año 2015, con el inicio del dictado de clases
de Literatura y Pensamiento en las carreras de Producción y Desarrollo de
Videojuegos y Producción y Gestión Audiovisual en la Universidad Nacional de
José C. Paz (UNPAZ). A través de estos años hemos elaborado diversos
programas, dialogado e interpretado textos en clase, conversado y polemizado
entre colegas, y nos hemos encerrado para volver a estudiar todo lo que
supuestamente sabíamos, hasta llegar a la forma actual de la unidad curricular.
Este recorrido ha sido lo suficientemente amplio y enriquecedor como para que
haya resultado interesante, finalmente, dejar registro de él en este libro. Sin la
participación de los ya cientos de estudiantes que han cursado la unidad curricular
y de los diversos colegas que han trabajado en ella, este libro no existiría. Es
imposible, por lo tanto, no sentirse agradecido con todas estas personas
y con la UNPAZ por un proceso de aprendizaje tan desafiante, fértil y
nutritivo.
                                                                          

                                                                          
</text:p>
      <!--   end of chapter 
  -->
      <!--   start of chapter 
  -->
      <text:p text:style-name="clearpage"/>
      <text:h text:outline-level="1" text:style-name="Heading-1"><text:span text:style-name="chapter"> </text:span><text:line-break/><text:span text:style-name="texttt"/><text:bookmark text:name="x1-20000"/>Presentación</text:h>
      <!--   l. 172 
  -->
      <text:p text:style-name="Text-body">En este libro resuenan voces de estudiantes y docentes que intercambiaron en el
marco de la unidad curricular Literatura y Pensamiento los textos que aquí se
manifiestan. Dicha unidad curricular pertenece a las carreras de Producción y
Desarrollo de Videojuegos y Producción y Gestión Audiovisual del Departamento
de Economía, Producción e Innovación Tecnológica (DEPIT) de la Universidad
Nacional de José C. Paz (UNPAZ). Aquí se abordan un grupo de textos literarios
que, según el autor, se pueden denominar «clásicos» de nuestra literatura
nacional, escritos y publicados en su mayor parte durante el siglo XX. Su lectura
invita a un espacio de reflexión e intercambio en torno a la compleja y prolífica
vinculación entre territorio y literatura. Los textos se posicionan, polemizan,
reflexionan en torno a las disputas sociales, políticas e ideológicas de la
época.
                                                                          

                                                                          
</text:p>
      <!--   end of chapter 
  -->
      <!--   start of chapter 
  -->
      <text:p text:style-name="clearpage"/>
      <text:h text:outline-level="1" text:style-name="Heading-1"><text:span text:style-name="chapter"> </text:span><text:line-break/><text:span text:style-name="texttt"/><text:bookmark text:name="x1-30000"/>Introducción</text:h>
      <!--   end of chapter 
  -->
      <!--   start of chapter 
  -->
      <text:p text:style-name="clearpage"/>
      <text:h text:outline-level="1" text:style-name="Heading-1"><text:span text:style-name="chapter">Capítulo 1 </text:span><text:line-break/><text:span text:style-name="texttt"/><text:bookmark text:name="x1-40001"/>Fundaciones</text:h>
      <!--   l. 183 
  -->
      <text:p text:style-name="Text-body">(<text:bookmark text:name="x1-4001"/><text:bookmark text:name="dx1-4002"/>H. Quiroga, <text:a xlink:href="#cite.0@@3189-QUIROGA2017" xlink:type="simple">2017</text:a>; <text:bookmark text:name="x1-4003"/><text:bookmark text:name="dx1-4004"/>N. Quiroga, <text:a xlink:href="#cite.0@@3190-QUIROGA2016" xlink:type="simple">2016</text:a>; <text:bookmark text:name="x1-4005"/><text:bookmark text:name="dx1-4006"/>Shelly, <text:a xlink:href="#cite.0@@3188-SHELLY2023" xlink:type="simple">2023</text:a>; <text:bookmark text:name="x1-4007"/><text:bookmark text:name="dx1-4008"/>Wells, <text:a xlink:href="#cite.0@@3187-WELLS2014" xlink:type="simple">2014</text:a>)
                                                                          

                                                                          
</text:p>
      <!--   end of chapter 
  -->
      <!--   start of chapter 
  -->
      <text:p text:style-name="clearpage"/>
      <text:h text:outline-level="1" text:style-name="Heading-1"><text:span text:style-name="chapter">Capítulo 2 </text:span><text:line-break/><text:span text:style-name="texttt"/><text:bookmark text:name="x1-50002"/>Metamorfosis</text:h>
      <!--   end of chapter 
  -->
      <!--   start of chapter 
  -->
      <text:p text:style-name="clearpage"/>
      <text:h text:outline-level="1" text:style-name="Heading-1"><text:span text:style-name="chapter">Capítulo 3 </text:span><text:line-break/><text:span text:style-name="texttt"/><text:bookmark text:name="x1-60003"/>La victoria, la muerte y la representación</text:h>
      <!--   end of chapter 
  -->
      <!--   start of chapter 
  -->
      <text:p text:style-name="clearpage"/>
      <text:h text:outline-level="1" text:style-name="Heading-1"><text:span text:style-name="chapter">Capítulo 4 </text:span><text:line-break/><text:span text:style-name="texttt"/><text:bookmark text:name="x1-70004"/>Viajes en el tiempo</text:h>
      <!--   l. 282 
  -->
      <text:p text:style-name="First-line-indent">   <text:bookmark text:name="likesection.1"/><text:bookmark text:name="x1-7001x4"/><text:bookmark text:name="Q1-1-8"/>
                                                                          

                                                                          
</text:p>
      <!--   start of chapter* 
  -->
      <text:p text:style-name="clearpage"/>
      <text:h text:outline-level="1" text:style-name="Heading-1"><text:span text:style-name="texttt"/><text:bookmark text:name="x1-8000"/>Índice de siglas</text:h>
      <text:list text:name="description" text:style-name="description">
        <text:list-item>
          <text:p text:style-name="dt">
<text:bookmark text:name="glo:@glo203-unpaz"/><text:span text:style-name="textbf"><text:span text:style-name="textup"><text:span text:style-name="ec-lmssbx-10x-x-120">UNPAZ</text:span></text:span></text:span> 
</text:p>
          <!--   dd 
class="description" 
  -->
          <!--   l. 282 
  -->
          <text:p text:style-name="dd"> La  Universidad  Nacional  de  José  Clemente  Paz  (UNPAZ)  es  una
universidad argentina, pública, gratuita y de acceso irrestricto, ubicada
en la ciudad de José C. Paz. Fue creada en el año 2009 por ley N.º
26.577.​.</text:p>
          <!--   /dd 
  -->
        </text:list-item>
      </text:list>
      <!--   l. 283 
  -->
      <text:p text:style-name="First-line-indent">   <text:bookmark text:name="likesection.2"/><text:bookmark text:name="x1-8001x"/><text:bookmark text:name="Q1-1-10"/>
                                                                          

                                                                          
</text:p>
      <!--   end of chapter* 
  -->
      <!--   start of chapter* 
  -->
      <text:p text:style-name="clearpage"/>
      <text:h text:outline-level="1" text:style-name="Heading-1"><text:span text:style-name="texttt"/><text:bookmark text:name="x1-9000"/>Glosario de términos</text:h>
      <text:list text:name="description" text:style-name="description">
        <text:list-item>
          <text:p text:style-name="dt">
<text:bookmark text:name="glo:@glo204-libro"/><text:span text:style-name="textbf"><text:span text:style-name="textup"><text:span text:style-name="ec-lmssbx-10x-x-120">libro</text:span></text:span></text:span> 
</text:p>
          <!--   dd 
class="description" 
  -->
          <!--   l. 283 
  -->
          <text:p text:style-name="dd"> (del latín <text:span text:style-name="Emphasis"><text:span text:style-name="ec-lmri-12">liber, libri</text:span></text:span>) es una obra impresa, manuscrita o pintada en
una serie de hojas de papel, pergamino, vitela u otro material, unidas
por un lado (es decir, encuadernadas) y protegidas con tapas, también
llamadas cubiertas. Un libro puede tratar sobre cualquier tema. Según
la definición de la Unesco,​ un libro debe poseer al menos veinticinco
hojas (49 páginas), pues de veinticuatro hojas o menos sería un folleto;
y de una hasta cuatro páginas se consideran hojas sueltas (en una o
dos hojas).</text:p>
          <!--   /dd 
  -->
        </text:list-item>
      </text:list>
      <!--   end of chapter* 
  -->
      <!--   start of chapter* 
  -->
      <text:p text:style-name="clearpage"/>
      <text:h text:outline-level="1" text:style-name="Heading-1"><text:span text:style-name="texttt"/><text:bookmark text:name="x1-10000"/>Bibliografía</text:h>
      <text:bookmark text:name="Q1-1-13"/>
      <text:bibliography text:name="bib-1">
        <text:bibliography-source>
          <text:index-title-template> Bibliografía</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0-\BIB-1 "/>
<text:bookmark text:name="cite.0@@3189-QUIROGA2017"/>QUIROGA, H., 2017. La miel silvestre. En: <text:span text:style-name="Emphasis"><text:span text:style-name="ec-lmri-12">Cuentos de terror</text:span></text:span>. Buenos Aires:
Interzona Editora.
</text:p>
          <text:p text:style-name="p-bibitem"><text:reference-mark text:name="X0-\BIB-2 "/>
<text:bookmark text:name="cite.0@@3190-QUIROGA2016"/>QUIROGA,  N.,  2016.  Mezclando  cosas:  migrantes  internos,  peronismo  y
temperamen-tos regionales. <text:span text:style-name="Emphasis"><text:span text:style-name="ec-lmri-12">Avances del Cesor</text:span></text:span>. Vol. 13, n<text:span text:style-name="textsuperscript">o</text:span> 14.
</text:p>
          <text:p text:style-name="p-bibitem"><text:reference-mark text:name="X0-\BIB-3 "/>
<text:bookmark text:name="cite.0@@3188-SHELLY2023"/>SHELLY, M., 2023. <text:span text:style-name="Emphasis"><text:span text:style-name="ec-lmri-12">Frankenstein</text:span></text:span>. Bogotá: Panamericana Editorial.
</text:p>
          <text:p text:style-name="p-bibitem"><text:reference-mark text:name="X0-\BIB-4 "/>
<text:bookmark text:name="cite.0@@3187-WELLS2014"/>WELLS, G. H., 2014. <text:span text:style-name="Emphasis"><text:span text:style-name="ec-lmri-12">La m</text:span><text:span text:style-name="ec-lmri-12">áquina del tiempo</text:span></text:span>. Ciudad de México: Miguel
Hidalgo.</text:p>
        </text:index-body>
      </text:bibliography>
      <!--   end of chapter* 
  -->
      <!--   end of chapter 
  -->
      <!--   start of chapter 
  -->
      <text:p text:style-name="clearpage"/>
      <text:h text:outline-level="1" text:style-name="Heading-1"><text:span text:style-name="chapter"> </text:span><text:line-break/><text:span text:style-name="texttt"/><text:bookmark text:name="x1-110004"/>Colofón</text:h>
      <!--   l. 322 
  -->
      <text:p text:style-name="Text-body">La composición tipográfica de este libro se realizó utilizando gbTeXpublisher.
</text:p>
      <!--   l. 324 
  -->
      <text:p text:style-name="First-line-indent">   Las familias tipográficas utilizadas dentro del libro son: IBM Plex, una
superfamilia de tipografía abierta, diseñada y desarrollada conceptualmente por
Mike Abbink en IBM con colaboración de Bold Monday y Libertinus, bifurcación
de la fuente Linux Libertine, diseñada para el texto del cuerpo y la lectura
extendida.
</text:p>
      <!--   end of chapter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odt-CHARLAUNPaz.tex, options: xhtml,charset=utf-8,ooffice,html,refcaption 
(http://www.cse.ohio-state.edu/~gurari/TeX4ht/)  
</meta:initial-creator>
    <meta:generator>TeX4ht from odt-CHARLAUNPaz.tex, options: xhtml,charset=utf-8,ooffice,html,refcaption 
(http://www.cse.ohio-state.edu/~gurari/TeX4ht/)  
</meta:generator>
  </office:meta>
</office:document-meta>
</file>